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27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0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20002" number:language="pt" number:country="BR">
      <number:number number:decimal-places="2" number:min-decimal-places="2" number:min-integer-digits="1"/>
    </number:number-style>
    <number:number-style style:name="N20004" number:language="pt" number:country="BR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20pt" style:font-size-asian="20pt" style:font-size-complex="20pt"/>
    </style: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>
      <style:text-properties fo:color="#3465a4"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fo:color="#3465a4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ext-properties fo:color="#3465a4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9" style:family="table-cell" style:parent-style-name="Default" style:data-style-name="N10002"/>
    <style:style style:name="ce26" style:family="table-cell" style:parent-style-name="Default">
      <style:table-cell-properties style:vertical-align="middle"/>
    </style:style>
    <style:style style:name="ce14" style:family="table-cell" style:parent-style-name="Default" style:data-style-name="N10164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43" style:family="table-cell" style:parent-style-name="Default" style:data-style-name="N20002">
      <style:table-cell-properties style:text-align-source="fix" style:repeat-content="false" fo:border="1.25pt solid #000000"/>
      <style:paragraph-properties fo:text-align="center" fo:margin-left="0cm"/>
    </style:style>
    <style:style style:name="ce44" style:family="table-cell" style:parent-style-name="Default" style:data-style-name="N4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45" style:family="table-cell" style:parent-style-name="Default" style:data-style-name="N20004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36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/>
    </style:style>
    <style:style style:name="ce22" style:family="table-cell" style:parent-style-name="Default" style:data-style-name="N2"/>
    <style:style style:name="ce39" style:family="table-cell" style:parent-style-name="Default">
      <style:text-properties fo:font-size="18pt" style:font-size-asian="18pt" style:font-size-complex="18pt"/>
    </style:style>
    <style:style style:name="ce40" style:family="table-cell" style:parent-style-name="Default">
      <style:text-properties fo:color="#3465a4"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ext-properties fo:font-size="24pt" style:font-size-asian="24pt" style:font-size-complex="24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1" table:default-cell-style-name="ce3"/>
        <table:table-column table:style-name="co2" table:number-columns-repeated="1012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/>
          <table:table-cell table:style-name="ce4" office:value-type="string" calcext:value-type="string">
            <text:p>LSCPU ESTÁ NO RELATÓRIO EM PDF!!!!!!!</text:p>
          </table:table-cell>
          <table:table-cell table:style-name="ce1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number-columns-repeated="1022"/>
        </table:table-row>
        <table:table-row table:style-name="ro3">
          <table:table-cell/>
          <table:table-cell table:style-name="ce8" table:number-columns-repeated="3"/>
          <table:table-cell table:number-columns-repeated="1020"/>
        </table:table-row>
        <table:table-row table:style-name="ro3">
          <table:table-cell/>
          <table:table-cell table:style-name="ce8" table:number-columns-repeated="2"/>
          <table:table-cell table:style-name="ce10"/>
          <table:table-cell table:number-columns-repeated="1020"/>
        </table:table-row>
        <table:table-row table:style-name="ro3" table:number-rows-repeated="7">
          <table:table-cell/>
          <table:table-cell table:style-name="ce8" table:number-columns-repeated="3"/>
          <table:table-cell table:number-columns-repeated="1020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1">
        <office:forms form:automatic-focus="false" form:apply-design-mode="false"/>
        <table:shapes>
          <draw:frame draw:z-index="0" draw:style-name="gr1" draw:text-style-name="P1" svg:width="11.62cm" svg:height="9.163cm" svg:x="10.976cm" svg:y="9.236cm">
            <draw:object draw:notify-on-update-of-ranges="graficos.A44:graficos.A44 graficos.B44:graficos.E44 graficos.A45:graficos.A45 graficos.B45:graficos.E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0.787cm" svg:height="8.996cm" svg:x="0.13cm" svg:y="9.293cm">
            <draw:object draw:notify-on-update-of-ranges="graficos.A18:graficos.A18 graficos.B18:graficos.E18 graficos.A19:graficos.A19 graficos.B19:graficos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7"/>
        <table:table-column table:style-name="co2" table:number-columns-repeated="1023" table:default-cell-style-name="Default"/>
        <table:table-row table:style-name="ro4">
          <table:table-cell/>
          <table:table-cell table:style-name="ce9"/>
          <table:table-cell table:style-name="ce2" office:value-type="string" calcext:value-type="string">
            <text:p>KNN rodando no cluster</text:p>
          </table:table-cell>
          <table:table-cell table:number-columns-repeated="1021"/>
        </table:table-row>
        <table:table-row table:style-name="ro5">
          <table:table-cell table:style-name="ce18"/>
          <table:table-cell table:style-name="ce26"/>
          <table:table-cell table:style-name="ce33" office:value-type="string" calcext:value-type="string">
            <text:p>Executando 10 vezes com 400000 elementos FLOAT</text:p>
          </table:table-cell>
          <table:table-cell table:style-name="ce26" table:number-columns-repeated="4"/>
          <table:table-cell table:style-name="ce36" office:value-type="string" calcext:value-type="string">
            <text:p>total elements:</text:p>
          </table:table-cell>
          <table:table-cell table:style-name="ce26" office:value-type="float" office:value="400000" calcext:value-type="float">
            <text:p>400000</text:p>
          </table:table-cell>
          <table:table-cell table:style-name="ce26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1n 1p:</text:p>
          </table:table-cell>
          <table:table-cell table:style-name="ce7" office:value-type="string" calcext:value-type="string">
            <text:p>4n 1p:</text:p>
          </table:table-cell>
          <table:table-cell table:style-name="ce7" office:value-type="string" calcext:value-type="string">
            <text:p><text:s/>1n 4p:</text:p>
          </table:table-cell>
          <table:table-cell table:style-name="ce7" office:value-type="string" calcext:value-type="string">
            <text:p>4n 4p:</text:p>
          </table:table-cell>
          <table:table-cell table:style-name="ce7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2]" office:value-type="float" office:value="101.836919" calcext:value-type="float">
            <text:p>101.836919</text:p>
          </table:table-cell>
          <table:table-cell table:style-name="ce14" table:formula="of:=[$resultados.$A13]" office:value-type="float" office:value="25.456695" calcext:value-type="float">
            <text:p>25.456695</text:p>
          </table:table-cell>
          <table:table-cell table:style-name="ce14" table:formula="of:=[$resultados.$A24]" office:value-type="float" office:value="25.473839" calcext:value-type="float">
            <text:p>25.473839</text:p>
          </table:table-cell>
          <table:table-cell table:style-name="ce14" table:formula="of:=[$resultados.$A35]" office:value-type="float" office:value="6.410057" calcext:value-type="float">
            <text:p>6.410057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3]" office:value-type="float" office:value="102.08731" calcext:value-type="float">
            <text:p>102.087310</text:p>
          </table:table-cell>
          <table:table-cell table:style-name="ce14" table:formula="of:=[$resultados.$A14]" office:value-type="float" office:value="25.491323" calcext:value-type="float">
            <text:p>25.491323</text:p>
          </table:table-cell>
          <table:table-cell table:style-name="ce14" table:formula="of:=[$resultados.$A25]" office:value-type="float" office:value="25.351737" calcext:value-type="float">
            <text:p>25.351737</text:p>
          </table:table-cell>
          <table:table-cell table:style-name="ce14" table:formula="of:=[$resultados.$A36]" office:value-type="float" office:value="6.408146" calcext:value-type="float">
            <text:p>6.408146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4]" office:value-type="float" office:value="103.199479" calcext:value-type="float">
            <text:p>103.199479</text:p>
          </table:table-cell>
          <table:table-cell table:style-name="ce14" table:formula="of:=[$resultados.$A15]" office:value-type="float" office:value="25.458096" calcext:value-type="float">
            <text:p>25.458096</text:p>
          </table:table-cell>
          <table:table-cell table:style-name="ce14" table:formula="of:=[$resultados.$A26]" office:value-type="float" office:value="25.319843" calcext:value-type="float">
            <text:p>25.319843</text:p>
          </table:table-cell>
          <table:table-cell table:style-name="ce14" table:formula="of:=[$resultados.$A37]" office:value-type="float" office:value="6.346516" calcext:value-type="float">
            <text:p>6.346516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5]" office:value-type="float" office:value="103.1738" calcext:value-type="float">
            <text:p>103.173800</text:p>
          </table:table-cell>
          <table:table-cell table:style-name="ce14" table:formula="of:=[$resultados.$A16]" office:value-type="float" office:value="25.456512" calcext:value-type="float">
            <text:p>25.456512</text:p>
          </table:table-cell>
          <table:table-cell table:style-name="ce14" table:formula="of:=[$resultados.$A27]" office:value-type="float" office:value="25.302575" calcext:value-type="float">
            <text:p>25.302575</text:p>
          </table:table-cell>
          <table:table-cell table:style-name="ce14" table:formula="of:=[$resultados.$A38]" office:value-type="float" office:value="6.393013" calcext:value-type="float">
            <text:p>6.393013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6]" office:value-type="float" office:value="102.040069" calcext:value-type="float">
            <text:p>102.040069</text:p>
          </table:table-cell>
          <table:table-cell table:style-name="ce14" table:formula="of:=[$resultados.$A17]" office:value-type="float" office:value="25.531271" calcext:value-type="float">
            <text:p>25.531271</text:p>
          </table:table-cell>
          <table:table-cell table:style-name="ce14" table:formula="of:=[$resultados.$A28]" office:value-type="float" office:value="25.656198" calcext:value-type="float">
            <text:p>25.656198</text:p>
          </table:table-cell>
          <table:table-cell table:style-name="ce14" table:formula="of:=[$resultados.$A39]" office:value-type="float" office:value="6.400235" calcext:value-type="float">
            <text:p>6.400235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7]" office:value-type="float" office:value="103.345149" calcext:value-type="float">
            <text:p>103.345149</text:p>
          </table:table-cell>
          <table:table-cell table:style-name="ce14" table:formula="of:=[$resultados.$A18]" office:value-type="float" office:value="25.413113" calcext:value-type="float">
            <text:p>25.413113</text:p>
          </table:table-cell>
          <table:table-cell table:style-name="ce14" table:formula="of:=[$resultados.$A29]" office:value-type="float" office:value="25.342244" calcext:value-type="float">
            <text:p>25.342244</text:p>
          </table:table-cell>
          <table:table-cell table:style-name="ce14" table:formula="of:=[$resultados.$A40]" office:value-type="float" office:value="6.333168" calcext:value-type="float">
            <text:p>6.333168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8]" office:value-type="float" office:value="101.82679" calcext:value-type="float">
            <text:p>101.826790</text:p>
          </table:table-cell>
          <table:table-cell table:style-name="ce14" table:formula="of:=[$resultados.$A19]" office:value-type="float" office:value="25.453002" calcext:value-type="float">
            <text:p>25.453002</text:p>
          </table:table-cell>
          <table:table-cell table:style-name="ce14" table:formula="of:=[$resultados.$A30]" office:value-type="float" office:value="25.323027" calcext:value-type="float">
            <text:p>25.323027</text:p>
          </table:table-cell>
          <table:table-cell table:style-name="ce14" table:formula="of:=[$resultados.$A41]" office:value-type="float" office:value="6.431093" calcext:value-type="float">
            <text:p>6.431093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9]" office:value-type="float" office:value="102.085999" calcext:value-type="float">
            <text:p>102.085999</text:p>
          </table:table-cell>
          <table:table-cell table:style-name="ce14" table:formula="of:=[$resultados.$A20]" office:value-type="float" office:value="25.414855" calcext:value-type="float">
            <text:p>25.414855</text:p>
          </table:table-cell>
          <table:table-cell table:style-name="ce14" table:formula="of:=[$resultados.$A31]" office:value-type="float" office:value="25.426403" calcext:value-type="float">
            <text:p>25.426403</text:p>
          </table:table-cell>
          <table:table-cell table:style-name="ce14" table:formula="of:=[$resultados.$A42]" office:value-type="float" office:value="6.338734" calcext:value-type="float">
            <text:p>6.338734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10]" office:value-type="float" office:value="103.205731" calcext:value-type="float">
            <text:p>103.205731</text:p>
          </table:table-cell>
          <table:table-cell table:style-name="ce14" table:formula="of:=[$resultados.$A21]" office:value-type="float" office:value="25.458873" calcext:value-type="float">
            <text:p>25.458873</text:p>
          </table:table-cell>
          <table:table-cell table:style-name="ce14" table:formula="of:=[$resultados.$A32]" office:value-type="float" office:value="25.539127" calcext:value-type="float">
            <text:p>25.539127</text:p>
          </table:table-cell>
          <table:table-cell table:style-name="ce14" table:formula="of:=[$resultados.$A43]" office:value-type="float" office:value="6.333845" calcext:value-type="float">
            <text:p>6.333845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14" table:formula="of:=[$resultados.$A11]" office:value-type="float" office:value="103.13547" calcext:value-type="float">
            <text:p>103.135470</text:p>
          </table:table-cell>
          <table:table-cell table:style-name="ce14" table:formula="of:=[$resultados.$A22]" office:value-type="float" office:value="25.464271" calcext:value-type="float">
            <text:p>25.464271</text:p>
          </table:table-cell>
          <table:table-cell table:style-name="ce14" table:formula="of:=[$resultados.$A33]" office:value-type="float" office:value="25.53663" calcext:value-type="float">
            <text:p>25.536630</text:p>
          </table:table-cell>
          <table:table-cell table:style-name="ce14" table:formula="of:=[$resultados.$A44]" office:value-type="float" office:value="6.434808" calcext:value-type="float">
            <text:p>6.434808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/>
          <table:table-cell table:style-name="ce7" table:number-columns-repeated="8"/>
          <table:table-cell table:number-columns-repeated="1015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30"/>
          <table:table-cell table:style-name="ce11" table:number-columns-repeated="1015"/>
        </table:table-row>
        <table:table-row table:style-name="ro1">
          <table:table-cell table:style-name="ce6" office:value-type="string" calcext:value-type="string">
            <text:p>experiência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>
            <text:p>tempo médio (s)</text:p>
          </table:table-cell>
          <table:table-cell table:style-name="ce6" table:formula="of:=ROUND(SUM([.B5:.B14])/10;2)" office:value-type="float" office:value="102.59" calcext:value-type="float">
            <text:p>102,59</text:p>
          </table:table-cell>
          <table:table-cell table:style-name="ce19" table:formula="of:=ROUND(SUM([.C5:.C14])/10;2)" office:value-type="float" office:value="25.46" calcext:value-type="float">
            <text:p>25,46</text:p>
          </table:table-cell>
          <table:table-cell table:style-name="ce6" table:formula="of:=ROUND(SUM([.D5:.D14])/10;2)" office:value-type="float" office:value="25.43" calcext:value-type="float">
            <text:p>25,43</text:p>
          </table:table-cell>
          <table:table-cell table:style-name="ce6" table:formula="of:=ROUND(SUM([.E5:.E14])/10;2)" office:value-type="float" office:value="6.38" calcext:value-type="float">
            <text:p>6,38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43" table:formula="of:=ROUND([.$B18]/[.B18];2)" office:value-type="float" office:value="1" calcext:value-type="float">
            <text:p>1,00</text:p>
          </table:table-cell>
          <table:table-cell table:style-name="ce20" table:formula="of:=ROUND([.$B18]/[.C18];2)" office:value-type="float" office:value="4.03" calcext:value-type="float">
            <text:p>4,03</text:p>
          </table:table-cell>
          <table:table-cell table:style-name="ce20" table:formula="of:=ROUND([.$B18]/[.D18];2)" office:value-type="float" office:value="4.03" calcext:value-type="float">
            <text:p>4,03</text:p>
          </table:table-cell>
          <table:table-cell table:style-name="ce20" table:formula="of:=ROUND([.$B18]/[.E18];2)" office:value-type="float" office:value="16.08" calcext:value-type="float">
            <text:p>16,08</text:p>
          </table:table-cell>
          <table:table-cell table:style-name="ce20" table:number-columns-repeated="4"/>
          <table:table-cell table:number-columns-repeated="1015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style-name="ce30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30"/>
          <table:table-cell table:number-columns-repeated="1015"/>
        </table:table-row>
        <table:table-row table:style-name="ro1">
          <table:table-cell table:style-name="ce6" office:value-type="string" calcext:value-type="string">
            <text:p>experiência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24" office:value-type="string" calcext:value-type="string">
            <text:p>vazao média (MOPS)</text:p>
          </table:table-cell>
          <table:table-cell table:style-name="ce44" table:formula="of:=ROUND([.$I$2]/(([.B18])*1000);3)" office:value-type="float" office:value="3.899" calcext:value-type="float">
            <text:p>3,90</text:p>
          </table:table-cell>
          <table:table-cell table:style-name="ce44" table:formula="of:=ROUND([.$I$2]/(([.C18])*1000);3)" office:value-type="float" office:value="15.711" calcext:value-type="float">
            <text:p>15,71</text:p>
          </table:table-cell>
          <table:table-cell table:style-name="ce44" table:formula="of:=ROUND([.$I$2]/(([.D18])*1000);3)" office:value-type="float" office:value="15.729" calcext:value-type="float">
            <text:p>15,73</text:p>
          </table:table-cell>
          <table:table-cell table:style-name="ce44" table:formula="of:=ROUND([.$I$2]/(([.E18])*1000);3)" office:value-type="float" office:value="62.696" calcext:value-type="float">
            <text:p>62,70</text:p>
          </table:table-cell>
          <table:table-cell table:style-name="ce31" table:number-columns-repeated="4"/>
          <table:table-cell table:style-name="ce26" office:value-type="string" calcext:value-type="string">
            <text:p>OBS: Como <text:span text:style-name="T1">nesse caso</text:span> uma OP é uma operação de ponto flutuante</text:p>
            <text:p>          a vazão poderia ser em GOPS ou GFLOPS</text:p>
          </table:table-cell>
          <table:table-cell table:style-name="ce26" table:number-columns-repeated="1014"/>
        </table:table-row>
        <table:table-row table:style-name="ro1">
          <table:table-cell table:style-name="ce6" office:value-type="string" calcext:value-type="string">
            <text:p>Aceleraçao</text:p>
          </table:table-cell>
          <table:table-cell table:style-name="ce45" table:formula="of:=[.B19]" office:value-type="float" office:value="1" calcext:value-type="float">
            <text:p>1,00</text:p>
          </table:table-cell>
          <table:table-cell table:style-name="ce45" table:formula="of:=[.C19]" office:value-type="float" office:value="4.03" calcext:value-type="float">
            <text:p>4,03</text:p>
          </table:table-cell>
          <table:table-cell table:style-name="ce45" table:formula="of:=[.D19]" office:value-type="float" office:value="4.03" calcext:value-type="float">
            <text:p>4,03</text:p>
          </table:table-cell>
          <table:table-cell table:style-name="ce45" table:formula="of:=[.E19]" office:value-type="float" office:value="16.08" calcext:value-type="float">
            <text:p>16,08</text:p>
          </table:table-cell>
          <table:table-cell table:style-name="ce17" table:number-columns-repeated="4"/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ados" table:style-name="ta1">
        <office:forms form:automatic-focus="false" form:apply-design-mode="false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1 nodo e 1 processo:</text:p>
          </table:table-cell>
          <table:table-cell/>
        </table:table-row>
        <table:table-row table:style-name="ro1">
          <table:table-cell office:value-type="float" office:value="101.836919" calcext:value-type="float">
            <text:p>101,836919</text:p>
          </table:table-cell>
          <table:table-cell/>
        </table:table-row>
        <table:table-row table:style-name="ro1">
          <table:table-cell office:value-type="float" office:value="102.08731" calcext:value-type="float">
            <text:p>102,08731</text:p>
          </table:table-cell>
          <table:table-cell/>
        </table:table-row>
        <table:table-row table:style-name="ro1">
          <table:table-cell office:value-type="float" office:value="103.199479" calcext:value-type="float">
            <text:p>103,199479</text:p>
          </table:table-cell>
          <table:table-cell/>
        </table:table-row>
        <table:table-row table:style-name="ro1">
          <table:table-cell office:value-type="float" office:value="103.1738" calcext:value-type="float">
            <text:p>103,1738</text:p>
          </table:table-cell>
          <table:table-cell/>
        </table:table-row>
        <table:table-row table:style-name="ro1">
          <table:table-cell office:value-type="float" office:value="102.040069" calcext:value-type="float">
            <text:p>102,040069</text:p>
          </table:table-cell>
          <table:table-cell/>
        </table:table-row>
        <table:table-row table:style-name="ro1">
          <table:table-cell office:value-type="float" office:value="103.345149" calcext:value-type="float">
            <text:p>103,345149</text:p>
          </table:table-cell>
          <table:table-cell/>
        </table:table-row>
        <table:table-row table:style-name="ro1">
          <table:table-cell table:style-name="ce22" office:value-type="float" office:value="101.82679" calcext:value-type="float">
            <text:p>101,83</text:p>
          </table:table-cell>
          <table:table-cell/>
        </table:table-row>
        <table:table-row table:style-name="ro1">
          <table:table-cell office:value-type="float" office:value="102.085999" calcext:value-type="float">
            <text:p>102,085999</text:p>
          </table:table-cell>
          <table:table-cell/>
        </table:table-row>
        <table:table-row table:style-name="ro1">
          <table:table-cell office:value-type="float" office:value="103.205731" calcext:value-type="float">
            <text:p>103,205731</text:p>
          </table:table-cell>
          <table:table-cell/>
        </table:table-row>
        <table:table-row table:style-name="ro1">
          <table:table-cell office:value-type="float" office:value="103.13547" calcext:value-type="float">
            <text:p>103,13547</text:p>
          </table:table-cell>
          <table:table-cell/>
        </table:table-row>
        <table:table-row table:style-name="ro1">
          <table:table-cell office:value-type="string" calcext:value-type="string">
            <text:p>4 nodos e 1 processo:</text:p>
          </table:table-cell>
          <table:table-cell/>
        </table:table-row>
        <table:table-row table:style-name="ro1">
          <table:table-cell office:value-type="float" office:value="25.456695" calcext:value-type="float">
            <text:p>25,456695</text:p>
          </table:table-cell>
          <table:table-cell/>
        </table:table-row>
        <table:table-row table:style-name="ro1">
          <table:table-cell office:value-type="float" office:value="25.491323" calcext:value-type="float">
            <text:p>25,491323</text:p>
          </table:table-cell>
          <table:table-cell/>
        </table:table-row>
        <table:table-row table:style-name="ro1">
          <table:table-cell office:value-type="float" office:value="25.458096" calcext:value-type="float">
            <text:p>25,458096</text:p>
          </table:table-cell>
          <table:table-cell/>
        </table:table-row>
        <table:table-row table:style-name="ro1">
          <table:table-cell office:value-type="float" office:value="25.456512" calcext:value-type="float">
            <text:p>25,456512</text:p>
          </table:table-cell>
          <table:table-cell/>
        </table:table-row>
        <table:table-row table:style-name="ro1">
          <table:table-cell office:value-type="float" office:value="25.531271" calcext:value-type="float">
            <text:p>25,531271</text:p>
          </table:table-cell>
          <table:table-cell/>
        </table:table-row>
        <table:table-row table:style-name="ro1">
          <table:table-cell office:value-type="float" office:value="25.413113" calcext:value-type="float">
            <text:p>25,413113</text:p>
          </table:table-cell>
          <table:table-cell/>
        </table:table-row>
        <table:table-row table:style-name="ro1">
          <table:table-cell office:value-type="float" office:value="25.453002" calcext:value-type="float">
            <text:p>25,453002</text:p>
          </table:table-cell>
          <table:table-cell/>
        </table:table-row>
        <table:table-row table:style-name="ro1">
          <table:table-cell office:value-type="float" office:value="25.414855" calcext:value-type="float">
            <text:p>25,414855</text:p>
          </table:table-cell>
          <table:table-cell/>
        </table:table-row>
        <table:table-row table:style-name="ro1">
          <table:table-cell office:value-type="float" office:value="25.458873" calcext:value-type="float">
            <text:p>25,458873</text:p>
          </table:table-cell>
          <table:table-cell/>
        </table:table-row>
        <table:table-row table:style-name="ro1">
          <table:table-cell office:value-type="float" office:value="25.464271" calcext:value-type="float">
            <text:p>25,464271</text:p>
          </table:table-cell>
          <table:table-cell/>
        </table:table-row>
        <table:table-row table:style-name="ro1">
          <table:table-cell office:value-type="string" calcext:value-type="string">
            <text:p>1 nodo e 4 processos:</text:p>
          </table:table-cell>
          <table:table-cell/>
        </table:table-row>
        <table:table-row table:style-name="ro1">
          <table:table-cell office:value-type="float" office:value="25.473839" calcext:value-type="float">
            <text:p>25,473839</text:p>
          </table:table-cell>
          <table:table-cell/>
        </table:table-row>
        <table:table-row table:style-name="ro1">
          <table:table-cell office:value-type="float" office:value="25.351737" calcext:value-type="float">
            <text:p>25,351737</text:p>
          </table:table-cell>
          <table:table-cell/>
        </table:table-row>
        <table:table-row table:style-name="ro1">
          <table:table-cell office:value-type="float" office:value="25.319843" calcext:value-type="float">
            <text:p>25,319843</text:p>
          </table:table-cell>
          <table:table-cell table:style-name="ce22"/>
        </table:table-row>
        <table:table-row table:style-name="ro1">
          <table:table-cell office:value-type="float" office:value="25.302575" calcext:value-type="float">
            <text:p>25,302575</text:p>
          </table:table-cell>
          <table:table-cell/>
        </table:table-row>
        <table:table-row table:style-name="ro1">
          <table:table-cell office:value-type="float" office:value="25.656198" calcext:value-type="float">
            <text:p>25,656198</text:p>
          </table:table-cell>
          <table:table-cell/>
        </table:table-row>
        <table:table-row table:style-name="ro1">
          <table:table-cell office:value-type="float" office:value="25.342244" calcext:value-type="float">
            <text:p>25,342244</text:p>
          </table:table-cell>
          <table:table-cell/>
        </table:table-row>
        <table:table-row table:style-name="ro1">
          <table:table-cell office:value-type="float" office:value="25.323027" calcext:value-type="float">
            <text:p>25,323027</text:p>
          </table:table-cell>
          <table:table-cell/>
        </table:table-row>
        <table:table-row table:style-name="ro1">
          <table:table-cell office:value-type="float" office:value="25.426403" calcext:value-type="float">
            <text:p>25,426403</text:p>
          </table:table-cell>
          <table:table-cell/>
        </table:table-row>
        <table:table-row table:style-name="ro1">
          <table:table-cell office:value-type="float" office:value="25.539127" calcext:value-type="float">
            <text:p>25,539127</text:p>
          </table:table-cell>
          <table:table-cell/>
        </table:table-row>
        <table:table-row table:style-name="ro1">
          <table:table-cell office:value-type="float" office:value="25.53663" calcext:value-type="float">
            <text:p>25,53663</text:p>
          </table:table-cell>
          <table:table-cell/>
        </table:table-row>
        <table:table-row table:style-name="ro1">
          <table:table-cell office:value-type="string" calcext:value-type="string">
            <text:p>4 nodos e 4 processos:</text:p>
          </table:table-cell>
          <table:table-cell/>
        </table:table-row>
        <table:table-row table:style-name="ro1">
          <table:table-cell office:value-type="float" office:value="6.410057" calcext:value-type="float">
            <text:p>6,410057</text:p>
          </table:table-cell>
          <table:table-cell/>
        </table:table-row>
        <table:table-row table:style-name="ro1">
          <table:table-cell office:value-type="float" office:value="6.408146" calcext:value-type="float">
            <text:p>6,408146</text:p>
          </table:table-cell>
          <table:table-cell/>
        </table:table-row>
        <table:table-row table:style-name="ro1">
          <table:table-cell office:value-type="float" office:value="6.346516" calcext:value-type="float">
            <text:p>6,346516</text:p>
          </table:table-cell>
          <table:table-cell/>
        </table:table-row>
        <table:table-row table:style-name="ro1">
          <table:table-cell office:value-type="float" office:value="6.393013" calcext:value-type="float">
            <text:p>6,393013</text:p>
          </table:table-cell>
          <table:table-cell/>
        </table:table-row>
        <table:table-row table:style-name="ro1">
          <table:table-cell office:value-type="float" office:value="6.400235" calcext:value-type="float">
            <text:p>6,400235</text:p>
          </table:table-cell>
          <table:table-cell/>
        </table:table-row>
        <table:table-row table:style-name="ro1">
          <table:table-cell office:value-type="float" office:value="6.333168" calcext:value-type="float">
            <text:p>6,333168</text:p>
          </table:table-cell>
          <table:table-cell/>
        </table:table-row>
        <table:table-row table:style-name="ro1">
          <table:table-cell office:value-type="float" office:value="6.431093" calcext:value-type="float">
            <text:p>6,431093</text:p>
          </table:table-cell>
          <table:table-cell/>
        </table:table-row>
        <table:table-row table:style-name="ro1">
          <table:table-cell office:value-type="float" office:value="6.338734" calcext:value-type="float">
            <text:p>6,338734</text:p>
          </table:table-cell>
          <table:table-cell/>
        </table:table-row>
        <table:table-row table:style-name="ro1">
          <table:table-cell office:value-type="float" office:value="6.333845" calcext:value-type="float">
            <text:p>6,333845</text:p>
          </table:table-cell>
          <table:table-cell/>
        </table:table-row>
        <table:table-row table:style-name="ro1">
          <table:table-cell office:value-type="float" office:value="6.434808" calcext:value-type="float">
            <text:p>6,434808</text:p>
          </table:table-cell>
          <table:table-cell/>
        </table:table-row>
      </table:table>
      <table:table table:name="topologia-processador" table:style-name="ta1">
        <office:forms form:automatic-focus="false" form:apply-design-mode="false"/>
        <table:table-column table:style-name="co2" table:default-cell-style-name="Default"/>
        <table:table-column table:style-name="co2" table:number-columns-repeated="6" table:default-cell-style-name="ce39"/>
        <table:table-row table:style-name="ro6">
          <table:table-cell table:style-name="ce39" office:value-type="string" calcext:value-type="string">
            <text:p>Topologia do processador obtida com o programa lstopo</text:p>
          </table:table-cell>
          <table:table-cell table:number-columns-repeated="6"/>
        </table:table-row>
        <table:table-row table:style-name="ro6">
          <table:table-cell table:style-name="ce39" office:value-type="string" calcext:value-type="string">
            <text:p><text:span text:style-name="T1">para rodar: </text:span>(gera o <text:span text:style-name="T1">pdf</text:span> dessa figura e insere aqui!)</text:p>
          </table:table-cell>
          <table:table-cell table:number-columns-repeated="6"/>
        </table:table-row>
        <table:table-row table:style-name="ro6">
          <table:table-cell/>
          <table:table-cell table:style-name="ce40" office:value-type="string" calcext:value-type="string">
            <text:p>lstopo topology.pd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</table:table-row>
        <table:table-row table:style-name="ro7">
          <table:table-cell/>
          <table:table-cell table:style-name="Default" table:number-columns-repeated="2"/>
          <table:table-cell table:style-name="ce57" office:value-type="string" calcext:value-type="string">
            <text:p>A topologia está no relatório em pdf!!!!!!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1">
      <number:number number:decimal-places="3" number:min-decimal-places="3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/00/0000</text:date>, <text:time style:data-style-name="N2" text:time-value="15:13:14.9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dc:date>2023-11-18T23:55:20.940000000</dc:date>
    <meta:editing-duration>PT11H30M39S</meta:editing-duration>
    <meta:editing-cycles>31</meta:editing-cycles>
    <meta:document-statistic meta:table-count="4" meta:cell-count="130" meta:object-count="2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7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7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>
      <style:chart-properties style:rotation-angle="90"/>
      <style:text-properties fo:font-size="9pt" style:font-size-asian="9pt" style:font-size-complex="9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1.621cm" svg:height="9.164cm" xlink:href=".." xlink:type="simple" chart:class="chart:line" chart:row-mapping="0" chart:style-name="ch1">
        <chart:title svg:x="4.311cm" svg:y="0.357cm" chart:style-name="ch2">
          <text:p>KNN com MPI</text:p>
        </chart:title>
        <chart:subtitle svg:x="4.192cm" svg:y="1.281cm" chart:style-name="ch3">
          <text:p>CLUSTER XEON</text:p>
        </chart:subtitle>
        <chart:legend chart:legend-position="end" svg:x="2.094cm" svg:y="2.39cm" style:legend-expansion="custom" svg:width="4.812cm" svg:height="1.615cm" style:legend-expansion-aspect-ratio="2.97956656346749" chart:style-name="ch4"/>
        <chart:plot-area chart:style-name="ch5" table:cell-range-address="graficos.A44:graficos.E45" chart:data-source-has-labels="both" svg:x="0.517cm" svg:y="1.835cm" svg:width="9.943cm" svg:height="6.454cm">
          <chart:coordinate-region svg:x="1.615cm" svg:y="2.034cm" svg:width="8.223cm" svg:height="5.608cm"/>
          <chart:axis chart:dimension="x" chart:name="primary-x" chart:style-name="ch6">
            <chart:title svg:x="4.756cm" svg:y="8.472cm" chart:style-name="ch7">
              <text:p>n threads</text:p>
            </chart:title>
          </chart:axis>
          <chart:axis chart:dimension="y" chart:name="primary-y" chart:style-name="ch8">
            <chart:title svg:x="0cm" svg:y="6.641cm" chart:style-name="ch9">
              <text:p>vazao média (GOPS)</text:p>
            </chart:title>
            <chart:grid chart:style-name="ch10" chart:class="major"/>
          </chart:axis>
          <chart:axis chart:dimension="y" chart:name="secondary-y" chart:style-name="ch11">
            <chart:title svg:x="10.383cm" svg:y="5.934cm" chart:style-name="ch12">
              <text:p>Aceleração</text:p>
            </chart:title>
          </chart:axis>
          <chart:series chart:attached-axis="secondary-y" chart:style-name="ch13" chart:values-cell-range-address="graficos.B44:graficos.E44" chart:label-cell-address="graficos.A44:graficos.A44" chart:class="chart:line">
            <chart:data-point chart:repeated="4"/>
          </chart:series>
          <chart:series chart:attached-axis="primary-y" chart:style-name="ch14" chart:values-cell-range-address="graficos.B45:graficos.E45" chart:label-cell-address="graficos.A45:graficos.A45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vazao média (MOPS)</text:p>
                <draw:g>
                  <svg:desc>graficos.A44:graficos.A44</svg:desc>
                </draw:g>
              </table:table-cell>
              <table:table-cell office:value-type="float" office:value="3.899">
                <text:p>3.899</text:p>
                <draw:g>
                  <svg:desc>graficos.B44:graficos.E44</svg:desc>
                </draw:g>
              </table:table-cell>
              <table:table-cell office:value-type="float" office:value="15.711">
                <text:p>15.711</text:p>
              </table:table-cell>
              <table:table-cell office:value-type="float" office:value="15.729">
                <text:p>15.729</text:p>
              </table:table-cell>
              <table:table-cell office:value-type="float" office:value="62.696">
                <text:p>62.696</text:p>
              </table:table-cell>
            </table:table-row>
            <table:table-row>
              <table:table-cell office:value-type="string">
                <text:p>Aceleraçao</text:p>
                <draw:g>
                  <svg:desc>graficos.A45:graficos.A45</svg:desc>
                </draw:g>
              </table:table-cell>
              <table:table-cell office:value-type="float" office:value="1">
                <text:p>1</text:p>
                <draw:g>
                  <svg:desc>graficos.B45:graficos.E45</svg:desc>
                </draw:g>
              </table:table-cell>
              <table:table-cell office:value-type="float" office:value="4.03">
                <text:p>4.03</text:p>
              </table:table-cell>
              <table:table-cell office:value-type="float" office:value="4.03">
                <text:p>4.03</text:p>
              </table:table-cell>
              <table:table-cell office:value-type="float" office:value="16.08">
                <text:p>16.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110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88cm" svg:height="8.997cm" xlink:href=".." xlink:type="simple" chart:class="chart:line" chart:row-mapping="0" chart:style-name="ch1">
        <chart:title svg:x="3.909cm" svg:y="0.332cm" chart:style-name="ch2">
          <text:p>KNN com MPI</text:p>
        </chart:title>
        <chart:subtitle svg:x="3.776cm" svg:y="1.273cm" chart:style-name="ch3">
          <text:p>CLUSTER XEON</text:p>
        </chart:subtitle>
        <chart:legend chart:legend-position="end" svg:x="4.124cm" svg:y="2.194cm" style:legend-expansion="custom" svg:width="4.468cm" svg:height="1.585cm" style:legend-expansion-aspect-ratio="2.81892744479495" chart:style-name="ch4"/>
        <chart:plot-area chart:style-name="ch5" table:cell-range-address="graficos.A18:graficos.E19" chart:data-source-has-labels="both" svg:x="0.885cm" svg:y="2.111cm" svg:width="9.7cm" svg:height="6.155cm">
          <chart:coordinate-region svg:x="1.692cm" svg:y="2.111cm" svg:width="8.085cm" svg:height="5.508cm"/>
          <chart:axis chart:dimension="x" chart:name="primary-x" chart:style-name="ch6">
            <chart:title svg:x="5.003cm" svg:y="8.437cm" chart:style-name="ch7">
              <text:p>n threads</text:p>
            </chart:title>
          </chart:axis>
          <chart:axis chart:dimension="y" chart:name="primary-y" chart:style-name="ch8">
            <chart:title svg:x="0.11cm" svg:y="6.595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>
            <chart:title svg:x="10.228cm" svg:y="6.065cm" chart:style-name="ch9">
              <text:p>Aceleração</text:p>
            </chart:title>
          </chart:axis>
          <chart:series chart:attached-axis="primary-y" chart:style-name="ch12" chart:values-cell-range-address="graficos.B18:graficos.E18" chart:label-cell-address="graficos.A18:graficos.A18" chart:class="chart:line">
            <chart:data-point chart:repeated="4"/>
          </chart:series>
          <chart:series chart:attached-axis="secondary-y" chart:style-name="ch13" chart:values-cell-range-address="graficos.B19:graficos.E19" chart:label-cell-address="graficos.A19:graficos.A1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tempo médio (s)</text:p>
                <draw:g>
                  <svg:desc>graficos.A18:graficos.A18</svg:desc>
                </draw:g>
              </table:table-cell>
              <table:table-cell office:value-type="float" office:value="102.59">
                <text:p>102.59</text:p>
                <draw:g>
                  <svg:desc>graficos.B18:graficos.E18</svg:desc>
                </draw:g>
              </table:table-cell>
              <table:table-cell office:value-type="float" office:value="25.46">
                <text:p>25.46</text:p>
              </table:table-cell>
              <table:table-cell office:value-type="float" office:value="25.43">
                <text:p>25.43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Aceleraçao</text:p>
                <draw:g>
                  <svg:desc>graficos.A19:graficos.A19</svg:desc>
                </draw:g>
              </table:table-cell>
              <table:table-cell office:value-type="float" office:value="1">
                <text:p>1</text:p>
                <draw:g>
                  <svg:desc>graficos.B19:graficos.E19</svg:desc>
                </draw:g>
              </table:table-cell>
              <table:table-cell office:value-type="float" office:value="4.03">
                <text:p>4.03</text:p>
              </table:table-cell>
              <table:table-cell office:value-type="float" office:value="4.03">
                <text:p>4.03</text:p>
              </table:table-cell>
              <table:table-cell office:value-type="float" office:value="16.08">
                <text:p>16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